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3542in"/>
    </style:style>
    <style:style style:name="Table1.B" style:family="table-column">
      <style:table-column-properties style:column-width="6.343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P1" style:family="paragraph" style:parent-style-name="Preformatted_20_Text">
      <style:paragraph-properties fo:text-align="center" style:justify-single-word="false"/>
      <style:text-properties officeooo:rsid="001e1f0a" officeooo:paragraph-rsid="001e1f0a"/>
    </style:style>
    <style:style style:name="P2" style:family="paragraph" style:parent-style-name="Preformatted_20_Text">
      <style:paragraph-properties fo:text-align="start" style:justify-single-word="false"/>
      <style:text-properties officeooo:rsid="001e1f0a" officeooo:paragraph-rsid="001e1f0a"/>
    </style:style>
    <style:style style:name="P3" style:family="paragraph" style:parent-style-name="Preformatted_20_Text">
      <style:paragraph-properties fo:text-align="justify" style:justify-single-word="false"/>
      <style:text-properties officeooo:rsid="001e1f0a" officeooo:paragraph-rsid="001e1f0a"/>
    </style:style>
    <style:style style:name="P4" style:family="paragraph" style:parent-style-name="Preformatted_20_Text">
      <style:paragraph-properties fo:text-align="start" style:justify-single-word="false"/>
      <style:text-properties officeooo:rsid="00217d6a" officeooo:paragraph-rsid="00217d6a"/>
    </style:style>
    <style:style style:name="P5" style:family="paragraph" style:parent-style-name="Preformatted_20_Text">
      <style:paragraph-properties fo:text-align="center" style:justify-single-word="false"/>
      <style:text-properties officeooo:rsid="00247ebd" officeooo:paragraph-rsid="00247ebd"/>
    </style:style>
    <style:style style:name="P6" style:family="paragraph" style:parent-style-name="Preformatted_20_Text">
      <style:paragraph-properties fo:text-align="center" style:justify-single-word="false"/>
      <style:text-properties officeooo:rsid="002186c8" officeooo:paragraph-rsid="00247ebd"/>
    </style:style>
    <style:style style:name="P7" style:family="paragraph" style:parent-style-name="Standard">
      <style:paragraph-properties fo:text-align="justify" style:justify-single-word="false"/>
      <style:text-properties officeooo:rsid="002186c8" officeooo:paragraph-rsid="00247ebd"/>
    </style:style>
    <style:style style:name="P8" style:family="paragraph" style:parent-style-name="Table_20_Contents">
      <style:paragraph-properties fo:text-align="center" style:justify-single-word="false"/>
      <style:text-properties style:font-name="Liberation Mono" fo:font-size="11pt" fo:font-weight="bold" officeooo:rsid="00247ebd" officeooo:paragraph-rsid="00247ebd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style:font-name="Liberation Mono" fo:font-size="11pt" officeooo:rsid="00154af5" officeooo:paragraph-rsid="00247ebd" style:font-size-asian="11pt" style:font-size-complex="11pt"/>
    </style:style>
    <style:style style:name="P10" style:family="paragraph" style:parent-style-name="Preformatted_20_Text" style:list-style-name="L1">
      <style:paragraph-properties fo:text-align="justify" style:justify-single-word="false"/>
      <style:text-properties officeooo:rsid="00247ebd" officeooo:paragraph-rsid="00247ebd"/>
    </style:style>
    <style:style style:name="P11" style:family="paragraph" style:parent-style-name="Preformatted_20_Text" style:list-style-name="L1">
      <style:paragraph-properties fo:text-align="justify" style:justify-single-word="false"/>
      <style:text-properties fo:color="#000000" officeooo:rsid="00247ebd" officeooo:paragraph-rsid="00247ebd"/>
    </style:style>
    <style:style style:name="P12" style:family="paragraph" style:parent-style-name="Preformatted_20_Text">
      <style:paragraph-properties fo:text-align="justify" style:justify-single-word="false"/>
      <style:text-properties fo:color="#000000" officeooo:rsid="00247ebd" officeooo:paragraph-rsid="00247ebd"/>
    </style:style>
    <style:style style:name="P13" style:family="paragraph" style:parent-style-name="Preformatted_20_Text">
      <style:paragraph-properties fo:text-align="center" style:justify-single-word="false"/>
      <style:text-properties fo:color="#000000" officeooo:rsid="00247ebd" officeooo:paragraph-rsid="00247ebd"/>
    </style:style>
    <style:style style:name="T1" style:family="text">
      <style:text-properties officeooo:rsid="00247ebd"/>
    </style:style>
    <style:style style:name="T2" style:family="text">
      <style:text-properties officeooo:rsid="001df58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551a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 del Valle</text:p>
      <text:p text:style-name="P5">Fundamentos de análisis y diseño de algoritmos</text:p>
      <text:p text:style-name="P1"/>
      <text:p text:style-name="P1">Quiz <text:span text:style-name="T1">del Taller 1</text:span></text:p>
      <text:p text:style-name="P1">Profesor: Carlos A. Delgado</text:p>
      <text:p text:style-name="P1">Febrero Junio 2017</text:p>
      <text:p text:style-name="P1"/>
      <text:p text:style-name="P2"/>
      <text:p text:style-name="P4">Nombre ________________________________</text:p>
      <text:p text:style-name="P4"/>
      <text:p text:style-name="P4"><text:line-break/>Código ________________________________</text:p>
      <text:p text:style-name="P1"/>
      <text:p text:style-name="P1"/>
      <text:list xml:id="list123503806" text:style-name="L1">
        <text:list-item>
          <text:p text:style-name="P11">Solucionar la siguiente ecuación de recurrencia (sin usar método del maestro)</text:p>
          <text:p text:style-name="P11"/>
        </text:list-item>
      </text:list>
      <text:p text:style-name="P13"><draw:frame draw:style-name="fr1" draw:name="Object1" text:anchor-type="as-char" svg:y="-0.2681in" svg:width="1.298in" svg:height="0.4165in" draw:z-index="0"><draw:object xlink:href="./Object 3" xlink:type="simple" xlink:show="embed" xlink:actuate="onLoad"/><draw:image xlink:href="./ObjectReplacements/Object 3" xlink:type="simple" xlink:show="embed" xlink:actuate="onLoad"/><svg:desc>formula</svg:desc></draw:frame><draw:frame draw:style-name="fr1" draw:name="Object2" text:anchor-type="as-char" svg:y="-0.152in" svg:width="0.6366in" svg:height="0.2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2"/>
      <text:p text:style-name="P12"/>
      <text:list xml:id="list151700785743428" text:continue-numbering="true" text:style-name="L1">
        <text:list-item>
          <text:p text:style-name="P10">Para el siguiente algoritmo determinar el número de ejecuciones de cada linea en términos n <text:span text:style-name="T4">(indique para cada una)</text:span>, al finalizar dé la complejidad del algoritmo en términos de O(n). <text:span text:style-name="T3">Suponga n grande.</text:span></text:p>
        </text:list-item>
      </text:list>
      <text:p text:style-name="P3"/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1</text:p>
            <text:p text:style-name="P8">2</text:p>
            <text:p text:style-name="P8">3</text:p>
            <text:p text:style-name="P8">4</text:p>
            <text:p text:style-name="P8">5</text:p>
            <text:p text:style-name="P8">6</text:p>
            <text:p text:style-name="P8">7</text:p>
            <text:p text:style-name="P8">8</text:p>
          </table:table-cell>
          <table:table-cell table:style-name="Table1.B1" office:value-type="string">
            <text:p text:style-name="P9">a = 3</text:p>
            <text:p text:style-name="P9">b = 2</text:p>
            <text:p text:style-name="P9">Para i = <text:span text:style-name="T1">-2</text:span> hasta <text:span text:style-name="T1">7</text:span>*n haga</text:p>
            <text:p text:style-name="P9"><text:s text:c="6"/>Para <text:span text:style-name="T2">j</text:span> = <text:span text:style-name="T1">8</text:span> hasta <text:span text:style-name="T1">n*n</text:span> haga</text:p>
            <text:p text:style-name="P9"><text:s text:c="12"/>a = <text:span text:style-name="T1">a + 1</text:span></text:p>
            <text:p text:style-name="P9"><text:s text:c="12"/>b = <text:span text:style-name="T1">b + a</text:span></text:p>
            <text:p text:style-name="P9"><text:s text:c="7"/>fin para</text:p>
            <text:p text:style-name="P9">fin para</text:p>
          </table:table-cell>
        </table:table-row>
      </table:table>
      <text:p text:style-name="P7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6T15:16:59.537000000</dc:date>
    <meta:editing-duration>PT24M14S</meta:editing-duration>
    <meta:editing-cycles>10</meta:editing-cycles>
    <meta:generator>LibreOffice/5.3.0.3$Windows_X86_64 LibreOffice_project/7074905676c47b82bbcfbea1aeefc84afe1c50e1</meta:generator>
    <meta:print-date>2017-03-16T15:02:34.245069280</meta:print-date>
    <meta:document-statistic meta:table-count="1" meta:image-count="0" meta:object-count="2" meta:page-count="1" meta:paragraph-count="26" meta:word-count="113" meta:character-count="629" meta:non-whitespace-character-count="505"/>
  </office:meta>
</office:document-meta>
</file>

<file path=Object 1/content.xml><?xml version="1.0" encoding="utf-8"?>
<math xmlns="http://www.w3.org/1998/Math/MathML" display="block">
  <semantics>
    <mrow>
      <mi>T</mi>
      <mrow>
        <mrow>
          <mo fence="true" stretchy="false">(</mo>
          <mrow>
            <mn>1</mn>
          </mrow>
          <mo fence="true" stretchy="false">)</mo>
        </mrow>
        <mo stretchy="false">=</mo>
        <mn>4</mn>
      </mrow>
    </mrow>
    <annotation encoding="StarMath 5.0">T( 1 ) = 4
</annotation>
  </semantics>
</math>
</file>

<file path=Object 3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n>8</mn>
      </mrow>
      <mi>T</mi>
      <mrow>
        <mrow>
          <mo fence="true" stretchy="false">(</mo>
          <mrow>
            <mfrac>
              <mi>n</mi>
              <mn>2</mn>
            </mfrac>
          </mrow>
          <mo fence="true" stretchy="false">)</mo>
        </mrow>
        <mo stretchy="false">+</mo>
        <mfrac>
          <msup>
            <mi>n</mi>
            <mn>2</mn>
          </msup>
          <mn>2</mn>
        </mfrac>
      </mrow>
    </mrow>
    <annotation encoding="StarMath 5.0">T( n ) = 8T( n over 2 ) + n^2 over 2 </annotation>
  </semantics>
</math>
</file>